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07"/>
    <style:style style:name="ce3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date" office:date-value="2020-05-23">
            <text:p>2020-05-23</text:p>
          </table:table-cell>
        </table:table-row>
        <table:table-row table:style-name="ro1">
          <table:table-cell table:style-name="ce2" table:formula="of:=[.A1]" office:value-type="date" office:date-value="2020-05-23">
            <text:p>23.05. (Mai) 2020</text:p>
          </table:table-cell>
        </table:table-row>
        <table:table-row table:style-name="ro1">
          <table:table-cell table:style-name="ce3" table:formula="of:=[.A1]" office:value-type="date" office:date-value="2020-05-23">
            <text:p>Sa 23.05.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style="long"/>
      <number:text>. (</number:text>
      <number:month number:textual="true"/>
      <number:text>) </number:text>
      <number:year number:style="long"/>
    </number:date-style>
    <number:date-style style:name="N108">
      <number:day-of-week/>
      <number:text> </number:text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.00.0000</text:date>, <text:time style:data-style-name="N2" text:time-value="18:28:06.7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3T18:20:26.140000000</meta:creation-date>
    <dc:date>2020-05-23T18:23:18.572000000</dc:date>
    <dc:creator>Regina Henschel</dc:creator>
    <meta:editing-duration>PT2M52S</meta:editing-duration>
    <meta:editing-cycles>1</meta:editing-cycles>
    <meta:generator>LOdaily_20Mai/7.0.0.0.alpha1$Windows_X86_64 LibreOffice_project/0f855cc3f01fc77937e82738192fae4ee8325227</meta:generator>
    <meta:document-statistic meta:table-count="1" meta:cell-count="3" meta:object-count="0"/>
  </office:meta>
</office:document-meta>
</file>